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99cm"/>
    </style:style>
    <style:style style:name="co2" style:family="table-column">
      <style:table-column-properties fo:break-before="auto" style:column-width="8.2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bres d'ajouts de cercle à partir d'un LOAD</text:p>
          </table:table-cell>
          <table:table-cell office:value-type="string" calcext:value-type="string">
            <text:p>Temps lecture du fichier en s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.97" calcext:value-type="float">
            <text:p>2,97</text:p>
          </table:table-cell>
          <table:table-cell/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.51" calcext:value-type="float">
            <text:p>12,51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yenne sur 10 tests sur une machine de l'IN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de tests : On placé deux traceurs au début et à la fin de la méthode qui lit un fichier avec la commande LOAD. Tous les affichages ont été désactivé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ombres de sauvegarde de cercle dans un fichier avec la commande SAVE</text:p>
          </table:table-cell>
          <table:table-cell office:value-type="string" calcext:value-type="string">
            <text:p>Temps lecture du fichier en s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6" calcext:value-type="float">
            <text:p>0,000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.91" calcext:value-type="float">
            <text:p>0,91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.19" calcext:value-type="float">
            <text:p>1,19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oyenne sur 100 tests sur une machine de l'IN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2:28:24.078845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2:20:13.652655712</meta:creation-date>
    <dc:date>2015-02-05T16:16:12.878160770</dc:date>
    <meta:editing-duration>PT5H51M16S</meta:editing-duration>
    <meta:editing-cycles>10</meta:editing-cycles>
    <meta:generator>LibreOffice/4.2.7.2$Linux_X86_64 LibreOffice_project/420$Build-2</meta:generator>
    <meta:document-statistic meta:table-count="1" meta:cell-count="35" meta:object-count="0"/>
  </office:meta>
</office:document-meta>
</file>